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BF356B46.png" manifest:media-type="image/png"/>
  <manifest:file-entry manifest:full-path="Pictures/10000201000002C3000002C3DCB8B0E8.png" manifest:media-type="image/png"/>
  <manifest:file-entry manifest:full-path="Pictures/100002010000030A00000137CFC0569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el-title">
      <style:graphic-properties draw:auto-grow-height="true" fo:min-height="3.951cm"/>
    </style:style>
    <style:style style:name="pr2" style:family="presentation" style:parent-style-name="Titel-notes">
      <style:graphic-properties draw:fill-color="#ffffff" draw:auto-grow-height="true" fo:min-height="11.427cm"/>
    </style:style>
    <style:style style:name="pr3" style:family="presentation" style:parent-style-name="Folie-title">
      <style:graphic-properties fo:min-height="3.504cm"/>
    </style:style>
    <style:style style:name="pr4" style:family="presentation" style:parent-style-name="Folie-outline1">
      <style:graphic-properties fo:min-height="11.93cm"/>
    </style:style>
    <style:style style:name="pr5" style:family="presentation" style:parent-style-name="Folie-notes">
      <style:graphic-properties draw:fill-color="#ffffff" fo:min-height="11.427cm"/>
    </style:style>
    <style:style style:name="P1" style:family="paragraph">
      <style:text-properties fo:color="#2323dc" fo:font-size="60pt" fo:font-weight="normal" style:font-size-asian="60pt" style:font-weight-asian="normal" style:font-size-complex="60pt" style:font-weight-complex="normal"/>
    </style:style>
    <style:style style:name="P2" style:family="paragraph">
      <style:text-properties fo:color="#666666" fo:font-family="Ubuntu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T1" style:family="text">
      <style:text-properties fo:color="#2323dc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666666" fo:font-family="Ubuntu" style:font-pitch="variable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75cm"/>
        <style:text-properties fo:font-family="StarSymbol" style:font-charset="x-symbol" fo:color="#333333" fo:font-size="45%"/>
      </text:list-level-style-bullet>
      <text:list-level-style-bullet text:level="2" text:bullet-char="–">
        <style:list-level-properties text:min-label-width="0.73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–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»">
        <style:list-level-properties text:min-label-width="0.75cm"/>
        <style:text-properties fo:font-family="'Times New Roman'" style:font-family-generic="roman" style:font-pitch="variable" fo:color="#333333" fo:font-size="100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Tite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7cm" svg:height="4.233cm" svg:x="0.5cm" svg:y="5.967cm" presentation:class="title" presentation:user-transformed="true">
          <draw:text-box>
            <text:p><text:span text:style-name="T1">Workshop Taskwarrior</text:span></text:p>
          </draw:text-box>
        </draw:frame>
        <draw:frame draw:style-name="gr1" draw:text-style-name="P2" draw:layer="layout" svg:width="11.5cm" svg:height="3.299cm" svg:x="1cm" svg:y="16.651cm">
          <draw:text-box>
            <text:p><text:span text:style-name="T2">Dirk Deimeke</text:span></text:p>
            <text:p><text:span text:style-name="T2"/></text:p>
            <text:p><text:span text:style-name="T2">10.05.2014</text:span></text:p>
          </draw:text-box>
        </draw:frame>
        <draw:frame draw:style-name="gr2" draw:text-style-name="P3" draw:layer="layout" svg:width="2.327cm" svg:height="0.819cm" svg:x="6.6cm" svg:y="19.001cm">
          <draw:image xlink:href="Pictures/10000000000000580000001FBF356B46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3.0/deed.de" xlink:type="simple" xlink:show="embed" xlink:actuate="onRequest"/>
          </office:event-listeners>
        </draw:frame>
        <presentation:notes draw:style-name="dp2">
          <draw:page-thumbnail draw:style-name="gr3" draw:layer="layout" svg:width="32.773cm" svg:height="34.701cm" svg:x="-32.774cm" svg:y="-32.769cm" draw:page-number="1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olie" presentation:presentation-page-layout-name="AL1T1" presentation:use-footer-name="ftr1">
        <office:forms form:automatic-focus="false" form:apply-design-mode="false"/>
        <draw:frame presentation:style-name="pr3" draw:layer="layout" svg:width="25.197cm" svg:height="3.504cm" svg:x="1.401cm" svg:y="0.632cm" presentation:class="title">
          <draw:text-box>
            <text:p>Inhalt</text:p>
          </draw:text-box>
        </draw:frame>
        <draw:frame presentation:style-name="pr4" draw:layer="layout" svg:width="22.732cm" svg:height="12.18cm" svg:x="1.5cm" svg:y="4.82cm" presentation:class="outline" presentation:user-transformed="true">
          <draw:text-box>
            <text:list text:style-name="L3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</text:list>
          </draw:text-box>
        </draw:frame>
        <presentation:notes draw:style-name="dp2">
          <draw:page-thumbnail draw:style-name="gr3" draw:layer="layout" svg:width="32.773cm" svg:height="34.701cm" svg:x="-32.774cm" svg:y="-32.769cm" draw:page-number="2" presentation:class="page"/>
          <draw:frame presentation:style-name="pr5" draw:text-style-name="P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>
        <text:list-style style:name="Titel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-notes" style:family="presentation">
      <style:graphic-properties draw:stroke="none" draw:fill="none">
        <text:list-style style:name="Titel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el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aea79f" style:text-outline="false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-outline2" style:family="presentation" style:parent-style-name="Titel-outline1">
      <style:paragraph-properties fo:margin-left="2.063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3.175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4.445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5.715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5.715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5.715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5.715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5.715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Ubuntu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el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Titel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Ubuntu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Foli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lie-notes" style:family="presentation">
      <style:graphic-properties draw:stroke="none" draw:fill="none">
        <text:list-style style:name="Fol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olie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Folie-outline1">
          <text:list-level-style-bullet text:level="1" text:bullet-char="●">
            <style:list-level-properties text:min-label-width="0.75cm"/>
            <style:text-properties fo:font-family="StarSymbol" style:font-charset="x-symbol" fo:color="#333333" fo:font-size="45%"/>
          </text:list-level-style-bullet>
          <text:list-level-style-bullet text:level="2" text:bullet-char="–">
            <style:list-level-properties text:min-label-width="0.73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Ubuntu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lie-outline2" style:family="presentation" style:parent-style-name="Folie-outline1">
      <style:graphic-properties draw:textarea-horizontal-align="left" draw:textarea-vertical-align="top"/>
      <style:paragraph-properties fo:margin-left="0.982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666666" style:text-line-through-style="none" style:text-position="0% 100%" fo:font-family="Ubuntu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Folie-outline3" style:family="presentation" style:parent-style-name="Folie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666666" style:text-line-through-style="none" style:text-position="0% 100%" fo:font-family="Ubuntu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Folie-outline4" style:family="presentation" style:parent-style-name="Folie-outline3">
      <style:paragraph-properties fo:margin-left="4.445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66666" style:text-line-through-style="none" style:text-position="0% 100%" fo:font-family="Ubuntu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Folie-outline5" style:family="presentation" style:parent-style-name="Folie-outline4">
      <style:paragraph-properties fo:margin-left="5.715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66666" style:text-line-through-style="none" style:text-position="0% 100%" fo:font-family="Ubuntu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Folie-outline6" style:family="presentation" style:parent-style-name="Folie-outline5">
      <style:paragraph-properties fo:margin-left="5.715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66666" style:text-line-through-style="none" style:text-position="0% 100%" fo:font-family="Ubuntu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Folie-outline7" style:family="presentation" style:parent-style-name="Folie-outline6">
      <style:paragraph-properties fo:margin-left="5.715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66666" style:text-line-through-style="none" style:text-position="0% 100%" fo:font-family="Ubuntu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Folie-outline8" style:family="presentation" style:parent-style-name="Folie-outline7">
      <style:paragraph-properties fo:margin-left="5.715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66666" style:text-line-through-style="none" style:text-position="0% 100%" fo:font-family="Ubuntu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Folie-outline9" style:family="presentation" style:parent-style-name="Folie-outline8">
      <style:paragraph-properties fo:margin-left="5.715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66666" style:text-line-through-style="none" style:text-position="0% 100%" fo:font-family="Ubuntu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Folie-subtitle" style:family="presentation">
      <style:graphic-properties draw:stroke="none" draw:fill="none" draw:textarea-vertical-align="middle">
        <text:list-style style:name="Fol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Fol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323dc" style:text-outline="false" style:text-line-through-style="none" style:text-position="0% 100%" fo:font-family="Ubuntu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Titel-backgroundobjects">
      <style:graphic-properties draw:stroke="none" draw:fill-color="#0066cc" draw:textarea-horizontal-align="center"/>
    </style:style>
    <style:style style:name="Mpr2" style:family="presentation" style:parent-style-name="Titel-backgroundobjects">
      <style:graphic-properties draw:fill="solid" draw:fill-color="#000000" draw:textarea-horizontal-align="justify" draw:textarea-vertical-align="middle" draw:auto-grow-height="false"/>
    </style:style>
    <style:style style:name="Mpr3" style:family="presentation" style:parent-style-name="Folie-backgroundobjects">
      <style:graphic-properties draw:stroke="none" draw:fill-color="#0066cc" draw:textarea-horizontal-align="justify" draw:textarea-vertical-align="middle" draw:auto-grow-height="false"/>
    </style:style>
    <style:style style:name="Mpr4" style:family="presentation" style:parent-style-name="Folie-backgroundobjects">
      <style:graphic-properties draw:fill="solid" draw:fill-color="#000000" draw:textarea-horizontal-align="justify" draw:textarea-vertical-align="middle" draw:auto-grow-height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family="Ubuntu" style:font-pitch="variable" fo:font-size="80pt" fo:text-shadow="1pt 1pt" fo:font-weight="bold" style:font-size-asian="80pt" style:font-weight-asian="bold" style:font-size-complex="80pt" style:font-weight-complex="bold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Ubuntu" style:font-pitch="variable" fo:font-size="80pt" fo:text-shadow="1pt 1pt" fo:font-weight="bold" style:font-size-asian="80pt" style:font-weight-asian="bold" style:font-size-complex="80pt" style:font-weight-complex="bold"/>
    </style:style>
    <style:style style:name="MT3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style:style style:name="MT4" style:family="text">
      <style:text-properties fo:color="#ffffff" fo:font-family="Ubuntu" style:font-pitch="variable" fo:font-size="28pt" fo:text-shadow="1pt 1pt" fo:font-weight="bold" style:font-size-asian="28pt" style:font-weight-asian="bold" style:font-size-complex="2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Titel" style:page-layout-name="PM1" draw:style-name="Mdp1">
      <draw:frame presentation:style-name="Titel-outline1" draw:layer="backgroundobjects" svg:width="7.29cm" svg:height="14.861cm" svg:x="20cm" svg:y="19.14cm" presentation:class="outline" presentation:placeholder="true">
        <draw:text-box/>
      </draw:frame>
      <draw:frame presentation:style-name="Titel-title" draw:layer="backgroundobjects" svg:width="26.058cm" svg:height="10.233cm" svg:x="0.951cm" svg:y="4.767cm" presentation:class="title" presentation:placeholder="true">
        <draw:text-box/>
      </draw:frame>
      <draw:frame draw:style-name="Mgr3" draw:text-style-name="MP3" draw:layer="backgroundobjects" svg:width="27.441cm" svg:height="10.969cm" svg:x="0.378cm" svg:y="4.499cm">
        <draw:image xlink:href="Pictures/100002010000030A00000137CFC05692.png" xlink:type="simple" xlink:show="embed" xlink:actuate="onLoad">
          <text:p/>
        </draw:image>
      </draw:frame>
      <draw:rect presentation:style-name="Mpr1" draw:layer="backgroundobjects" svg:width="28cm" svg:height="4.5cm" svg:x="0cm" svg:y="0cm">
        <text:p/>
      </draw:rect>
      <draw:custom-shape presentation:style-name="Mpr2" draw:layer="backgroundobjects" svg:width="3.4cm" svg:height="3.4cm" svg:x="0.862cm" svg:y="0.6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3" draw:layer="backgroundobjects" svg:width="3.444cm" svg:height="3.444cm" svg:x="0.756cm" svg:y="0.556cm">
        <draw:image xlink:href="Pictures/10000201000002C3000002C3DCB8B0E8.png" xlink:type="simple" xlink:show="embed" xlink:actuate="onLoad">
          <text:p/>
        </draw:image>
      </draw:frame>
      <draw:frame draw:style-name="Mgr4" draw:text-style-name="MP4" draw:layer="backgroundobjects" svg:width="11.2cm" svg:height="3.637cm" svg:x="4.8cm" svg:y="0.281cm">
        <draw:text-box>
          <text:p><text:span text:style-name="MT2">tuxeros</text:span></text:p>
        </draw:text-box>
      </draw:frame>
      <presentation:notes style:page-layout-name="PM0">
        <draw:rect draw:style-name="Mgr5" draw:text-style-name="MP3" draw:layer="backgroundobjects" svg:width="19.05cm" svg:height="25.4cm" svg:x="0cm" svg:y="0cm">
          <text:p/>
        </draw:rect>
        <draw:page-thumbnail presentation:style-name="Titel-title" draw:layer="backgroundobjects" svg:width="32.773cm" svg:height="34.701cm" svg:x="-32.774cm" svg:y="-32.769cm" presentation:class="page"/>
        <draw:frame presentation:style-name="Titel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Folie" style:page-layout-name="PM1" draw:style-name="Mdp1">
      <draw:custom-shape presentation:style-name="Mpr3" draw:text-style-name="MP3" draw:layer="backgroundobjects" svg:width="28cm" svg:height="1.5cm" svg:x="0cm" svg:y="19.5cm">
        <text:p/>
        <draw:enhanced-geometry svg:viewBox="0 0 21600 21600" draw:type="rectangle" draw:enhanced-path="M 0 0 L 21600 0 21600 21600 0 21600 0 0 Z N"/>
      </draw:custom-shape>
      <draw:frame presentation:style-name="Folie-outline1" draw:layer="backgroundobjects" svg:width="25.244cm" svg:height="12.18cm" svg:x="1.488cm" svg:y="5.112cm" presentation:class="outline" presentation:placeholder="true">
        <draw:text-box/>
      </draw:frame>
      <draw:frame presentation:style-name="Folie-title" draw:layer="backgroundobjects" svg:width="25.197cm" svg:height="3.504cm" svg:x="1.401cm" svg:y="0.632cm" presentation:class="title" presentation:placeholder="true">
        <draw:text-box/>
      </draw:frame>
      <draw:custom-shape draw:style-name="Mgr6" draw:text-style-name="MP6" draw:layer="backgroundobjects" svg:width="6.5cm" svg:height="1.1cm" svg:x="0.3cm" svg:y="19.9cm">
        <text:list text:style-name="ML1">
          <text:list-header>
            <text:p text:style-name="MP5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presentation:style-name="Mpr4" draw:layer="backgroundobjects" svg:width="1.224cm" svg:height="1.224cm" svg:x="22.338cm" svg:y="19.6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3" draw:layer="backgroundobjects" svg:width="1.24cm" svg:height="1.24cm" svg:x="22.3cm" svg:y="19.6cm">
        <draw:image xlink:href="Pictures/10000201000002C3000002C3DCB8B0E8.png" xlink:type="simple" xlink:show="embed" xlink:actuate="onLoad">
          <text:p/>
        </draw:image>
      </draw:frame>
      <draw:frame draw:style-name="Mgr4" draw:text-style-name="MP4" draw:layer="backgroundobjects" svg:width="4.3cm" svg:height="1.436cm" svg:x="23.7cm" svg:y="19.48cm">
        <draw:text-box>
          <text:p><text:span text:style-name="MT4">tuxeros</text:span></text:p>
        </draw:text-box>
      </draw:frame>
      <presentation:notes style:page-layout-name="PM0">
        <draw:rect draw:style-name="Mgr5" draw:text-style-name="MP3" draw:layer="backgroundobjects" svg:width="19.05cm" svg:height="25.4cm" svg:x="0cm" svg:y="0cm">
          <text:p/>
        </draw:rect>
        <draw:page-thumbnail presentation:style-name="Folie-title" draw:layer="backgroundobjects" svg:width="32.773cm" svg:height="34.701cm" svg:x="-32.774cm" svg:y="-32.769cm" presentation:class="page"/>
        <draw:frame presentation:style-name="Folie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T14H6M55S</meta:editing-duration>
    <meta:generator>LibreOffice/3.5$Linux_X86_64 LibreOffice_project/350m1$Build-2</meta:generator>
    <meta:editing-cycles>87</meta:editing-cycles>
    <meta:creation-date>2011-07-21T21:40:33</meta:creation-date>
    <meta:initial-creator>Ralf Hersel</meta:initial-creator>
    <dc:date>2014-04-16T15:29:43</dc:date>
    <meta:document-statistic meta:object-count="39"/>
    <meta:template xlink:type="simple" xlink:actuate="onRequest" xlink:title="" xlink:href="../../../../../usr/lib/libreoffice/basis3.3/share/template/en-US/presnt/Ubuntu.otp"/>
  </office:meta>
</office:document-meta>
</file>